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Bateri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@ 3.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SP12 @ 3.3</text:p>
          </table:table-cell>
          <table:table-cell table:number-columns-repeated="2"/>
          <table:table-cell office:value-type="string" calcext:value-type="string">
            <text:p>@ 5</text:p>
          </table:table-cell>
          <table:table-cell office:value-type="string" calcext:value-type="string">
            <text:p>Hc @ 3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arching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4]*5/3.6" office:value-type="float" office:value="4.16666666666667" calcext:value-type="float">
            <text:p>4.16666666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]*5/3.6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60*24" office:value-type="float" office:value="1440" calcext:value-type="float">
            <text:p>1440</text:p>
          </table:table-cell>
          <table:table-cell table:formula="of:=[.$C$8]*[.D10]" office:value-type="float" office:value="720" calcext:value-type="float">
            <text:p>720</text:p>
          </table:table-cell>
          <table:table-cell table:formula="of:=[.$C$8]*[.E10]" office:value-type="float" office:value="576" calcext:value-type="float">
            <text:p>576</text:p>
          </table:table-cell>
          <table:table-cell table:formula="of:=[.$C$8]*[.F10]" office:value-type="float" office:value="432" calcext:value-type="float">
            <text:p>432</text:p>
          </table:table-cell>
          <table:table-cell table:formula="of:=[.$C$8]*[.G10]" office:value-type="float" office:value="288" calcext:value-type="float">
            <text:p>288</text:p>
          </table:table-cell>
          <table:table-cell table:formula="of:=[.$C$8]*[.H10]" office:value-type="float" office:value="144" calcext:value-type="float">
            <text:p>144</text:p>
          </table:table-cell>
          <table:table-cell table:formula="of:=[.$C$8]*[.I10]" office:value-type="float" office:value="43.2" calcext:value-type="float">
            <text:p>43.2</text:p>
          </table:table-cell>
          <table:table-cell table:formula="of:=[.$C$8]*[.J10]" office:value-type="float" office:value="28.8" calcext:value-type="float">
            <text:p>28.8</text:p>
          </table:table-cell>
          <table:table-cell table:formula="of:=[.$C$8]*[.K10]" office:value-type="float" office:value="1.44" calcext:value-type="float">
            <text:p>1.44</text:p>
          </table:table-cell>
        </table:table-row>
        <table:table-row table:style-name="ro1">
          <table:table-cell/>
          <table:table-cell office:value-type="string" calcext:value-type="string">
            <text:p>periodo on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horas hi</text:p>
          </table:table-cell>
          <table:table-cell office:value-type="float" office:value="1" calcext:value-type="float">
            <text:p>1</text:p>
          </table:table-cell>
          <table:table-cell table:formula="of:=[.$C$10]*(0.01*[.D9])" office:value-type="float" office:value="0.5" calcext:value-type="float">
            <text:p>0.5</text:p>
          </table:table-cell>
          <table:table-cell table:formula="of:=[.$C$10]*(0.01*[.E9])" office:value-type="float" office:value="0.4" calcext:value-type="float">
            <text:p>0.4</text:p>
          </table:table-cell>
          <table:table-cell table:formula="of:=[.$C$10]*(0.01*[.F9])" office:value-type="float" office:value="0.3" calcext:value-type="float">
            <text:p>0.3</text:p>
          </table:table-cell>
          <table:table-cell table:formula="of:=[.$C$10]*(0.01*[.G9])" office:value-type="float" office:value="0.2" calcext:value-type="float">
            <text:p>0.2</text:p>
          </table:table-cell>
          <table:table-cell table:formula="of:=[.$C$10]*(0.01*[.H9])" office:value-type="float" office:value="0.1" calcext:value-type="float">
            <text:p>0.1</text:p>
          </table:table-cell>
          <table:table-cell table:formula="of:=[.$C$10]*(0.01*[.I9])" office:value-type="float" office:value="0.03" calcext:value-type="float">
            <text:p>0.03</text:p>
          </table:table-cell>
          <table:table-cell table:formula="of:=[.$C$10]*(0.01*[.J9])" office:value-type="float" office:value="0.02" calcext:value-type="float">
            <text:p>0.02</text:p>
          </table:table-cell>
          <table:table-cell table:formula="of:=[.$C$10]*(0.01*[.K9])"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string" calcext:value-type="string">
            <text:p>horas lo</text:p>
          </table:table-cell>
          <table:table-cell office:value-type="float" office:value="0" calcext:value-type="float">
            <text:p>0</text:p>
          </table:table-cell>
          <table:table-cell table:formula="of:=[.$C$10]-[.D10]" office:value-type="float" office:value="0.5" calcext:value-type="float">
            <text:p>0.5</text:p>
          </table:table-cell>
          <table:table-cell table:formula="of:=[.$C$10]-[.E10]" office:value-type="float" office:value="0.6" calcext:value-type="float">
            <text:p>0.6</text:p>
          </table:table-cell>
          <table:table-cell table:formula="of:=[.$C$10]-[.F10]" office:value-type="float" office:value="0.7" calcext:value-type="float">
            <text:p>0.7</text:p>
          </table:table-cell>
          <table:table-cell table:formula="of:=[.$C$10]-[.G10]" office:value-type="float" office:value="0.8" calcext:value-type="float">
            <text:p>0.8</text:p>
          </table:table-cell>
          <table:table-cell table:formula="of:=[.$C$10]-[.H10]" office:value-type="float" office:value="0.9" calcext:value-type="float">
            <text:p>0.9</text:p>
          </table:table-cell>
          <table:table-cell table:formula="of:=[.$C$10]-[.I10]" office:value-type="float" office:value="0.97" calcext:value-type="float">
            <text:p>0.97</text:p>
          </table:table-cell>
          <table:table-cell table:formula="of:=[.$C$10]-[.J10]" office:value-type="float" office:value="0.98" calcext:value-type="float">
            <text:p>0.98</text:p>
          </table:table-cell>
          <table:table-cell table:formula="of:=[.$C$10]-[.K10]" office:value-type="float" office:value="0.999" calcext:value-type="float">
            <text:p>0.999</text:p>
          </table:table-cell>
        </table:table-row>
        <table:table-row table:style-name="ro1">
          <table:table-cell table:style-name="ce1" office:value-type="string" calcext:value-type="string">
            <text:p>ESP12</text:p>
          </table:table-cell>
          <table:table-cell office:value-type="string" calcext:value-type="string">
            <text:p>comsumo medio</text:p>
          </table:table-cell>
          <table:table-cell table:formula="of:=[.C10]*[.$C$4]+[.$C$5]*[.C11]" office:value-type="float" office:value="85" calcext:value-type="float">
            <text:p>85</text:p>
          </table:table-cell>
          <table:table-cell table:formula="of:=[.D10]*[.$C$4]+[.$C$5]*[.D11]" office:value-type="float" office:value="42.55" calcext:value-type="float">
            <text:p>42.55</text:p>
          </table:table-cell>
          <table:table-cell table:formula="of:=[.E10]*[.$C$4]+[.$C$5]*[.E11]" office:value-type="float" office:value="34.06" calcext:value-type="float">
            <text:p>34.06</text:p>
          </table:table-cell>
          <table:table-cell table:formula="of:=[.F10]*[.$C$4]+[.$C$5]*[.F11]" office:value-type="float" office:value="25.57" calcext:value-type="float">
            <text:p>25.57</text:p>
          </table:table-cell>
          <table:table-cell table:formula="of:=[.G10]*[.$C$4]+[.$C$5]*[.G11]" office:value-type="float" office:value="17.08" calcext:value-type="float">
            <text:p>17.08</text:p>
          </table:table-cell>
          <table:table-cell table:formula="of:=[.H10]*[.$C$4]+[.$C$5]*[.H11]" office:value-type="float" office:value="8.59" calcext:value-type="float">
            <text:p>8.59</text:p>
          </table:table-cell>
          <table:table-cell table:formula="of:=[.I10]*[.$C$4]+[.$C$5]*[.I11]" office:value-type="float" office:value="2.647" calcext:value-type="float">
            <text:p>2.647</text:p>
          </table:table-cell>
          <table:table-cell table:formula="of:=[.J10]*[.$C$4]+[.$C$5]*[.J11]" office:value-type="float" office:value="1.798" calcext:value-type="float">
            <text:p>1.798</text:p>
          </table:table-cell>
          <table:table-cell table:formula="of:=[.K10]*[.$C$4]+[.$C$5]*[.K11]" office:value-type="float" office:value="0.1849" calcext:value-type="float">
            <text:p>0.1849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comsumo medio</text:p>
          </table:table-cell>
          <table:table-cell table:formula="of:=[.C10]*[.$G$4]+[.$G$5]*[.C11]" office:value-type="float" office:value="4.16666666666667" calcext:value-type="float">
            <text:p>4.1666666667</text:p>
          </table:table-cell>
          <table:table-cell table:formula="of:=[.D10]*[.$G$4]+[.$G$5]*[.D11]" office:value-type="float" office:value="2.08333333333333" calcext:value-type="float">
            <text:p>2.0833333333</text:p>
          </table:table-cell>
          <table:table-cell table:formula="of:=[.E10]*[.$G$4]+[.$G$5]*[.E11]" office:value-type="float" office:value="1.66666666666667" calcext:value-type="float">
            <text:p>1.6666666667</text:p>
          </table:table-cell>
          <table:table-cell table:formula="of:=[.F10]*[.$G$4]+[.$G$5]*[.F11]" office:value-type="float" office:value="1.25" calcext:value-type="float">
            <text:p>1.25</text:p>
          </table:table-cell>
          <table:table-cell table:formula="of:=[.G10]*[.$G$4]+[.$G$5]*[.G11]" office:value-type="float" office:value="0.833333333333333" calcext:value-type="float">
            <text:p>0.8333333333</text:p>
          </table:table-cell>
          <table:table-cell table:formula="of:=[.H10]*[.$G$4]+[.$G$5]*[.H11]" office:value-type="float" office:value="0.416666666666667" calcext:value-type="float">
            <text:p>0.4166666667</text:p>
          </table:table-cell>
          <table:table-cell table:formula="of:=[.I10]*[.$G$4]+[.$G$5]*[.I11]" office:value-type="float" office:value="0.125" calcext:value-type="float">
            <text:p>0.125</text:p>
          </table:table-cell>
          <table:table-cell table:formula="of:=[.J10]*[.$G$4]+[.$G$5]*[.J11]" office:value-type="float" office:value="0.0833333333333333" calcext:value-type="float">
            <text:p>0.0833333333</text:p>
          </table:table-cell>
          <table:table-cell table:formula="of:=[.K10]*[.$G$4]+[.$G$5]*[.K11]" office:value-type="float" office:value="0.00416666666666667" calcext:value-type="float">
            <text:p>0.0041666667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[.C13]+[.C12]" office:value-type="float" office:value="89.1666666666667" calcext:value-type="float">
            <text:p>89.1666666667</text:p>
          </table:table-cell>
          <table:table-cell table:formula="of:=[.D13]+[.D12]" office:value-type="float" office:value="44.6333333333333" calcext:value-type="float">
            <text:p>44.6333333333</text:p>
          </table:table-cell>
          <table:table-cell table:formula="of:=[.E13]+[.E12]" office:value-type="float" office:value="35.7266666666667" calcext:value-type="float">
            <text:p>35.7266666667</text:p>
          </table:table-cell>
          <table:table-cell table:formula="of:=[.F13]+[.F12]" office:value-type="float" office:value="26.82" calcext:value-type="float">
            <text:p>26.82</text:p>
          </table:table-cell>
          <table:table-cell table:formula="of:=[.G13]+[.G12]" office:value-type="float" office:value="17.9133333333333" calcext:value-type="float">
            <text:p>17.9133333333</text:p>
          </table:table-cell>
          <table:table-cell table:formula="of:=[.H13]+[.H12]" office:value-type="float" office:value="9.00666666666667" calcext:value-type="float">
            <text:p>9.0066666667</text:p>
          </table:table-cell>
          <table:table-cell table:formula="of:=[.I13]+[.I12]" office:value-type="float" office:value="2.772" calcext:value-type="float">
            <text:p>2.772</text:p>
          </table:table-cell>
          <table:table-cell table:formula="of:=[.J13]+[.J12]" office:value-type="float" office:value="1.88133333333333" calcext:value-type="float">
            <text:p>1.8813333333</text:p>
          </table:table-cell>
          <table:table-cell table:formula="of:=[.K13]+[.K12]" office:value-type="float" office:value="0.189066666666667" calcext:value-type="float">
            <text:p>0.189066666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oras duracion</text:p>
          </table:table-cell>
          <table:table-cell table:formula="of:=[.$C$1]/[.C14]" office:value-type="float" office:value="11.214953271028" calcext:value-type="float">
            <text:p>11.214953271</text:p>
          </table:table-cell>
          <table:table-cell table:formula="of:=[.$C$1]/[.D14]" office:value-type="float" office:value="22.4047796863331" calcext:value-type="float">
            <text:p>22.4047796863</text:p>
          </table:table-cell>
          <table:table-cell table:formula="of:=[.$C$1]/[.E14]" office:value-type="float" office:value="27.990296697145" calcext:value-type="float">
            <text:p>27.9902966971</text:p>
          </table:table-cell>
          <table:table-cell table:formula="of:=[.$C$1]/[.F14]" office:value-type="float" office:value="37.2856077554064" calcext:value-type="float">
            <text:p>37.2856077554</text:p>
          </table:table-cell>
          <table:table-cell table:formula="of:=[.$C$1]/[.G14]" office:value-type="float" office:value="55.8243394119836" calcext:value-type="float">
            <text:p>55.824339412</text:p>
          </table:table-cell>
          <table:table-cell table:formula="of:=[.$C$1]/[.H14]" office:value-type="float" office:value="111.028867505551" calcext:value-type="float">
            <text:p>111.0288675056</text:p>
          </table:table-cell>
          <table:table-cell table:formula="of:=[.$C$1]/[.I14]" office:value-type="float" office:value="360.750360750361" calcext:value-type="float">
            <text:p>360.7503607504</text:p>
          </table:table-cell>
          <table:table-cell table:formula="of:=[.$C$1]/[.J14]" office:value-type="float" office:value="531.537916371368" calcext:value-type="float">
            <text:p>531.5379163714</text:p>
          </table:table-cell>
          <table:table-cell table:formula="of:=[.$C$1]/[.K14]" office:value-type="float" office:value="5289.13963328632" calcext:value-type="float">
            <text:p>5289.1396332863</text:p>
          </table:table-cell>
        </table:table-row>
        <table:table-row table:style-name="ro1">
          <table:table-cell/>
          <table:table-cell office:value-type="string" calcext:value-type="string">
            <text:p>Dias</text:p>
          </table:table-cell>
          <table:table-cell table:formula="of:=[.C17]/24" office:value-type="float" office:value="0.467289719626168" calcext:value-type="float">
            <text:p>0.4672897196</text:p>
          </table:table-cell>
          <table:table-cell table:formula="of:=[.D17]/24" office:value-type="float" office:value="0.933532486930545" calcext:value-type="float">
            <text:p>0.9335324869</text:p>
          </table:table-cell>
          <table:table-cell table:formula="of:=[.E17]/24" office:value-type="float" office:value="1.16626236238104" calcext:value-type="float">
            <text:p>1.1662623624</text:p>
          </table:table-cell>
          <table:table-cell table:formula="of:=[.F17]/24" office:value-type="float" office:value="1.5535669898086" calcext:value-type="float">
            <text:p>1.5535669898</text:p>
          </table:table-cell>
          <table:table-cell table:formula="of:=[.G17]/24" office:value-type="float" office:value="2.32601414216598" calcext:value-type="float">
            <text:p>2.3260141422</text:p>
          </table:table-cell>
          <table:table-cell table:formula="of:=[.H17]/24" office:value-type="float" office:value="4.62620281273131" calcext:value-type="float">
            <text:p>4.6262028127</text:p>
          </table:table-cell>
          <table:table-cell table:formula="of:=[.I17]/24" office:value-type="float" office:value="15.031265031265" calcext:value-type="float">
            <text:p>15.0312650313</text:p>
          </table:table-cell>
          <table:table-cell table:formula="of:=[.J17]/24" office:value-type="float" office:value="22.1474131821403" calcext:value-type="float">
            <text:p>22.1474131821</text:p>
          </table:table-cell>
          <table:table-cell table:formula="of:=[.K17]/24" office:value-type="float" office:value="220.380818053597" calcext:value-type="float">
            <text:p>220.3808180536</text:p>
          </table:table-cell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500" calcext:value-type="float">
            <text:p>5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22:29:40.559650395</meta:creation-date>
    <dc:date>2018-09-12T23:11:30.991873085</dc:date>
    <meta:editing-duration>PT15M30S</meta:editing-duration>
    <meta:editing-cycles>2</meta:editing-cycles>
    <meta:generator>LibreOffice/5.1.6.2$Linux_X86_64 LibreOffice_project/10m0$Build-2</meta:generator>
    <meta:document-statistic meta:table-count="1" meta:cell-count="112" meta:object-count="0"/>
  </office:meta>
</office:document-meta>
</file>